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2">
            <text:p>教育部學術獎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">
            <text:p>Number of Academic award of Ministry of Educa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年度</text:p>
          </table:table-cell>
          <table:table-cell office:value-type="string" table:style-name="ce1">
            <text:p>屆次</text:p>
          </table:table-cell>
          <table:table-cell office:value-type="string" table:style-name="ce1">
            <text:p>人數</text:p>
          </table:table-cell>
          <table:table-cell office:value-type="string" table:number-columns-spanned="5" table:number-rows-spanned="1" table:style-name="ce2">
            <text:p>名單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馮品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string" table:number-columns-spanned="5" table:number-rows-spanned="1" table:style-name="ce2">
            <text:p>賴明治、曾煜棋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許千樹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林一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spanned="5" table:number-rows-spanned="1" table:style-name="ce2"/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潘犀靈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string" table:number-columns-spanned="5" table:number-rows-spanned="1" table:style-name="ce2">
            <text:p>林松山、張豐志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蔡文祥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李建平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祁甡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魏哲和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吳重雨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number-columns-spanned="5" table:number-rows-spanned="1" table:style-name="ce2">
            <text:p>李祖添</text:p>
          </table:table-cell>
          <table:covered-table-cell table:number-columns-repeated="4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8T09:07:06Z</meta:creation-date>
    <dc:date>2016-08-24T13:30:16Z</dc:date>
    <meta:print-date>2016-08-24T13:30:05Z</meta:print-date>
  </office:meta>
</office:document-meta>
</file>